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FC000008FC9F5D4E3F5661460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146in, 7.6929in, 4.1161in, 6.2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953in" svg:y="0.15in" svg:width="6.2846in" svg:height="9.8862in" draw:z-index="0"><draw:image xlink:href="Pictures/10000000000008FC000008FC9F5D4E3F5661460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20:04.228034831</meta:creation-date>
    <dc:date>2025-03-20T22:23:02.592629132</dc:date>
    <meta:editing-duration>PT2M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